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styles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fill-color="#996600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solid" svg:stroke-width="0.007cm" svg:stroke-color="#000000" draw:stroke-linejoin="miter" draw:fill="solid" draw:fill-color="#ff9015" fo:padding-top="0.128cm" fo:padding-bottom="0.128cm" fo:padding-left="0.253cm" fo:padding-right="0.253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withoutfill">
      <style:graphic-properties svg:stroke-width="0.081cm" draw:marker-start-width="0.356cm" draw:marker-end-width="0.356cm" draw:fill="none" draw:fill-color="#996600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solid" svg:stroke-width="0.007cm" svg:stroke-color="#000000" draw:stroke-linejoin="miter" draw:fill="solid" draw:fill-color="#ff9999" fo:padding-top="0.128cm" fo:padding-bottom="0.128cm" fo:padding-left="0.253cm" fo:padding-right="0.253cm"/>
    </style:style>
    <style:style style:name="gr7" style:family="graphic" style:parent-style-name="standard">
      <style:graphic-properties svg:stroke-width="0.018cm" draw:marker-start-width="0.247cm" draw:marker-end-width="0.247cm" draw:fill-color="#9999ff" draw:textarea-horizontal-align="justify" draw:textarea-vertical-align="middle" draw:auto-grow-height="false" fo:min-height="0.138cm" fo:min-width="0.475cm" fo:padding-top="0.094cm" fo:padding-bottom="0.094cm" fo:padding-left="0.219cm" fo:padding-right="0.219cm"/>
    </style:style>
    <style:style style:name="gr8" style:family="graphic" style:parent-style-name="standard">
      <style:graphic-properties svg:stroke-width="0.018cm" draw:marker-start-width="0.247cm" draw:marker-end-width="0.247cm" draw:fill-color="#9999ff" draw:textarea-horizontal-align="justify" draw:textarea-vertical-align="middle" draw:auto-grow-height="false" fo:min-height="0.2cm" fo:min-width="0.537cm" fo:padding-top="0.094cm" fo:padding-bottom="0.094cm" fo:padding-left="0.219cm" fo:padding-right="0.219cm"/>
    </style:style>
    <style:style style:name="gr9" style:family="graphic" style:parent-style-name="standard">
      <style:graphic-properties draw:stroke="solid" svg:stroke-width="0.007cm" svg:stroke-color="#000000" draw:stroke-linejoin="miter" draw:fill="solid" draw:fill-color="#9999ff" fo:padding-top="0.128cm" fo:padding-bottom="0.128cm" fo:padding-left="0.253cm" fo:padding-right="0.253cm"/>
    </style:style>
    <style:style style:name="P1" style:family="paragraph">
      <loext:graphic-properties draw:fill="none" draw:fill-color="#9966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9015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9999"/>
    </style:style>
    <style:style style:name="P6" style:family="paragraph">
      <loext:graphic-properties draw:fill-color="#9999ff"/>
      <style:paragraph-properties fo:text-align="center"/>
    </style:style>
    <style:style style:name="P7" style:family="paragraph">
      <loext:graphic-properties draw:fill="solid" draw:fill-color="#9999ff"/>
    </style:style>
  </office:automatic-styles>
  <office:body>
    <office:drawing>
      <draw:page draw:name="page1" draw:style-name="dp1" draw:master-page-name="Default">
        <draw:line draw:style-name="gr1" draw:text-style-name="P1" draw:layer="layout" svg:x1="4.283cm" svg:y1="3.041cm" svg:x2="4.272cm" svg:y2="2.306cm">
          <text:p/>
        </draw:line>
        <draw:line draw:style-name="gr2" draw:text-style-name="P2" draw:layer="layout" svg:x1="5.009cm" svg:y1="1.021cm" svg:x2="6.974cm" svg:y2="1.021cm">
          <text:p/>
        </draw:line>
        <draw:line draw:style-name="gr1" draw:text-style-name="P1" draw:layer="layout" svg:x1="5.753cm" svg:y1="3.371cm" svg:x2="4.782cm" svg:y2="3.383cm">
          <text:p/>
        </draw:line>
        <draw:line draw:style-name="gr1" draw:text-style-name="P1" draw:layer="layout" svg:x1="7.261cm" svg:y1="3.371cm" svg:x2="6.226cm" svg:y2="3.371cm">
          <text:p/>
        </draw:line>
        <draw:line draw:style-name="gr1" draw:text-style-name="P1" draw:layer="layout" svg:x1="4.782cm" svg:y1="3.383cm" svg:x2="5.212cm" svg:y2="2.254cm">
          <text:p/>
        </draw:line>
        <draw:line draw:style-name="gr1" draw:text-style-name="P1" draw:layer="layout" svg:x1="7.3cm" svg:y1="3.39cm" svg:x2="7.754cm" svg:y2="2.303cm">
          <text:p/>
        </draw:line>
        <draw:line draw:style-name="gr1" draw:text-style-name="P1" draw:layer="layout" svg:x1="4.768cm" svg:y1="3.364cm" svg:x2="4.258cm" svg:y2="2.948cm">
          <text:p/>
        </draw:line>
        <draw:line draw:style-name="gr1" draw:text-style-name="P1" draw:layer="layout" svg:x1="7.298cm" svg:y1="3.379cm" svg:x2="6.844cm" svg:y2="2.292cm">
          <text:p/>
        </draw:line>
        <draw:line draw:style-name="gr1" draw:text-style-name="P1" draw:layer="layout" svg:x1="4.282cm" svg:y1="1.701cm" svg:x2="4.281cm" svg:y2="1.083cm">
          <text:p/>
        </draw:line>
        <draw:line draw:style-name="gr1" draw:text-style-name="P1" draw:layer="layout" svg:x1="5.189cm" svg:y1="2.273cm" svg:x2="5.189cm" svg:y2="1.139cm">
          <text:p/>
        </draw:line>
        <draw:line draw:style-name="gr1" draw:text-style-name="P1" draw:layer="layout" svg:x1="6.846cm" svg:y1="2.274cm" svg:x2="6.846cm" svg:y2="1.14cm">
          <text:p/>
        </draw:line>
        <draw:line draw:style-name="gr1" draw:text-style-name="P1" draw:layer="layout" svg:x1="7.744cm" svg:y1="2.293cm" svg:x2="7.744cm" svg:y2="1.159cm">
          <text:p/>
        </draw:line>
        <draw:path draw:style-name="gr3" draw:text-style-name="P3" draw:layer="layout" svg:width="0.655cm" svg:height="0.646cm" svg:x="4.847cm" svg:y="1.954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3" draw:layer="layout" svg:width="0.655cm" svg:height="0.646cm" svg:x="6.568cm" svg:y="1.955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3" draw:layer="layout" svg:width="0.655cm" svg:height="0.646cm" svg:x="7.412cm" svg:y="1.94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3" draw:layer="layout" svg:width="0.655cm" svg:height="0.646cm" svg:x="5.722cm" svg:y="3.034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frame draw:style-name="gr4" draw:text-style-name="P4" draw:layer="layout" svg:width="0.729cm" svg:height="0.528cm" svg:x="4.795cm" svg:y="2.02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0.534cm" svg:height="0.47cm" svg:x="5.809cm" svg:y="3.13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4" draw:layer="layout" svg:width="0.734cm" svg:height="0.529cm" svg:x="6.523cm" svg:y="2.00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4" draw:layer="layout" svg:width="0.746cm" svg:height="0.529cm" svg:x="7.367cm" svg:y="2.01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5" draw:text-style-name="P1" draw:layer="layout" svg:x1="2.459cm" svg:y1="2.549cm" svg:x2="2.83cm" svg:y2="2.549cm">
          <text:p/>
        </draw:line>
        <draw:line draw:style-name="gr5" draw:text-style-name="P1" draw:layer="layout" svg:x1="2.459cm" svg:y1="2.326cm" svg:x2="2.83cm" svg:y2="2.326cm">
          <text:p/>
        </draw:line>
        <draw:path draw:style-name="gr6" draw:text-style-name="P5" draw:layer="layout" svg:width="0.774cm" svg:height="0.763cm" svg:x="3.872cm" svg:y="2.543cm" svg:viewBox="0 0 775 764" svg:d="M387 0c-72 0-132 17-193 51-62 35-107 79-142 139-35 62-52 122-52 191 0 72 17 131 52 193 35 59 80 104 142 138 61 35 121 52 193 52s131-17 194-52c61-34 106-79 142-138 35-62 52-121 52-193 0-69-17-129-52-191-36-60-81-104-142-139-63-34-122-51-194-51z">
          <text:p/>
        </draw:path>
        <draw:frame draw:style-name="gr4" draw:text-style-name="P4" draw:layer="layout" svg:width="1.4cm" svg:height="0.84cm" svg:x="0.664cm" svg:y="2.0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1.031cm" svg:height="0.641cm" svg:x="3.774cm" svg:y="2.63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6" draw:layer="layout" svg:width="1.379cm" svg:height="0.548cm" svg:x="4.032cm" svg:y="0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379cm" svg:height="0.548cm" svg:x="6.634cm" svg:y="0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551cm" svg:height="0.47cm" svg:x="4.448cm" svg:y="0.80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0.551cm" svg:height="0.495cm" svg:x="7.051cm" svg:y="0.76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path draw:style-name="gr9" draw:text-style-name="P7" draw:layer="layout" svg:width="0.655cm" svg:height="0.646cm" svg:x="5.681cm" svg:y="0.719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frame draw:style-name="gr4" draw:text-style-name="P4" draw:layer="layout" svg:width="0.551cm" svg:height="0.47cm" svg:x="5.766cm" svg:y="0.80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8cm" svg:stroke-color="#000000" draw:marker-start-width="0.34cm" draw:marker-start-center="false" draw:marker-end-width="0.34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4cm" draw:start-line-spacing-vertical="0.5cm" draw:end-line-spacing-horizontal="0.4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5cm" svg:stroke-color="#000000" draw:marker-start-width="0.57cm" draw:marker-start-center="true" draw:marker-end="Arrow" draw:marker-end-width="0.17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svg:stroke-color="#000000" draw:marker-start-width="0.31cm" draw:marker-end-width="0.3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08T19:09:42.171495998</dc:date>
    <meta:editing-duration>P1DT23H33M56S</meta:editing-duration>
    <meta:editing-cycles>24</meta:editing-cycles>
    <meta:generator>LibreOffice/5.2.3.3$Linux_X86_64 LibreOffice_project/20m0$Build-3</meta:generator>
    <meta:document-statistic meta:object-count="31"/>
  </office:meta>
</office:document-meta>
</file>

<file path=Object 1/content.xml><?xml version="1.0" encoding="utf-8"?>
<math xmlns="http://www.w3.org/1998/Math/MathML" display="block">
  <semantics>
    <msup>
      <msup>
        <mi>W</mi>
        <mn>1</mn>
      </msup>
      <mi mathvariant="normal">∗</mi>
    </msup>
    <annotation encoding="StarMath 5.0">{W^1}^{ %Ux2217  }</annotation>
  </semantics>
</math>
</file>

<file path=Object 2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{ -1  }</annotation>
  </semantics>
</math>
</file>

<file path=Object 3/content.xml><?xml version="1.0" encoding="utf-8"?>
<math xmlns="http://www.w3.org/1998/Math/MathML" display="block">
  <semantics>
    <mi>U</mi>
    <annotation encoding="StarMath 5.0">U</annotation>
  </semantics>
</math>
</file>

<file path=Object 4/content.xml><?xml version="1.0" encoding="utf-8"?>
<math xmlns="http://www.w3.org/1998/Math/MathML" display="block">
  <semantics>
    <mover accent="true">
      <mi>U</mi>
      <mo stretchy="false">~</mo>
    </mover>
    <annotation encoding="StarMath 5.0">tilde{ U }</annotation>
  </semantics>
</math>
</file>

<file path=Object 5/content.xml><?xml version="1.0" encoding="utf-8"?>
<math xmlns="http://www.w3.org/1998/Math/MathML" display="block">
  <semantics>
    <msup>
      <mi>W</mi>
      <mn>2</mn>
    </msup>
    <annotation encoding="StarMath 5.0">W^2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i>D</mi>
    <annotation encoding="StarMath 5.0">D</annotation>
  </semantics>
</math>
</file>

<file path=Object 8/content.xml><?xml version="1.0" encoding="utf-8"?>
<math xmlns="http://www.w3.org/1998/Math/MathML" display="block">
  <semantics>
    <msup>
      <mi>W</mi>
      <mn>3</mn>
    </msup>
    <annotation encoding="StarMath 5.0">W^3</annotation>
  </semantics>
</math>
</file>

<file path=Object 9/content.xml><?xml version="1.0" encoding="utf-8"?>
<math xmlns="http://www.w3.org/1998/Math/MathML" display="block">
  <semantics>
    <msup>
      <mi>W</mi>
      <mn>4</mn>
    </msup>
    <annotation encoding="StarMath 5.0">W^4</annotation>
  </semantics>
</math>
</file>